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4"/>
    <style:style style:name="P2" style:family="paragraph" style:parent-style-name="Quotations" style:list-style-name="L14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, Fab. Entramos ahora en <text:span text:style-name="Strong_20_Emphasis">7 — Límites de tamaño</text:span>, que es uno de los más sutiles y profundos porque no se trata solo de “cuánto ocupa un sistema”, sino de <text:span text:style-name="Strong_20_Emphasis">cómo el tamaño afecta a la coordinación, la coherencia y la eficiencia</text:span>.<text:line-break/>Como siempre, lo tratamos desde un punto de vista <text:span text:style-name="Strong_20_Emphasis">puramente lógico</text:span>, sin biología, sin hardware, sin vida todavía.</text:p>
      <text:p text:style-name="Horizontal_20_Line"/>
      <text:h text:style-name="Heading_20_1" text:outline-level="1">7 — LÍMITES DE TAMAÑO (versión lógica, no biológica)</text:h>
      <text:h text:style-name="Heading_20_2" text:outline-level="2">1. Qué significa el límite de tamaño, lógicamente</text:h>
      <text:p text:style-name="Text_20_body">En cualquier sistema físico que procesa información:</text:p>
      <text:list xml:id="list1633449210" text:style-name="L1">
        <text:list-item>
          <text:p text:style-name="P4">Las partes ocupan espacio. </text:p>
        </text:list-item>
        <text:list-item>
          <text:p text:style-name="P4">La comunicación entre partes tiene un coste que crece con la distancia. </text:p>
        </text:list-item>
        <text:list-item>
          <text:p text:style-name="P4">La sincronización entre partes distantes se vuelve más lenta. </text:p>
        </text:list-item>
        <text:list-item>
          <text:p text:style-name="P4">La probabilidad de fallo crece con el número de componentes. </text:p>
        </text:list-item>
        <text:list-item>
          <text:p text:style-name="P4">La estabilidad disminuye a medida que aumenta la escala. </text:p>
        </text:list-item>
        <text:list-item>
          <text:p text:style-name="P3">La coordinación global se vuelve impracticable más allá de cierto tamaño. </text:p>
        </text:list-item>
      </text:list>
      <text:p text:style-name="Text_20_body">En términos lógicos:</text:p>
      <text:p text:style-name="Quotations">Un sistema inteligente no puede crecer sin límite,<text:line-break/>porque el tamaño afecta directamente a la velocidad, la coherencia, la estabilidad y la fiabilidad.</text:p>
      <text:p text:style-name="Text_20_body">Este límite no es un detalle técnico: es estructural.</text:p>
      <text:p text:style-name="Horizontal_20_Line"/>
      <text:h text:style-name="Heading_20_2" text:outline-level="2">2. Cómo restringe esto la inteligencia de un sistema</text:h>
      <text:p text:style-name="Text_20_body">El límite de tamaño afecta a varios aspectos fundamentales:</text:p>
      <text:h text:style-name="Heading_20_3" text:outline-level="3">2.1. Latencia interna</text:h>
      <text:p text:style-name="Text_20_body">Cuanto más grande es un sistema:</text:p>
      <text:list xml:id="list8613385" text:style-name="L2">
        <text:list-item>
          <text:p text:style-name="P6">más tardan las señales en viajar </text:p>
        </text:list-item>
        <text:list-item>
          <text:p text:style-name="P6">más lento es el consenso </text:p>
        </text:list-item>
        <text:list-item>
          <text:p text:style-name="P5">más difícil es mantener coherencia global </text:p>
        </text:list-item>
      </text:list>
      <text:p text:style-name="Text_20_body">Esto limita la velocidad efectiva del razonamiento.</text:p>
      <text:p text:style-name="Horizontal_20_Line"/>
      <text:h text:style-name="Heading_20_3" text:outline-level="3"><text:soft-page-break/>2.2. Coordinación</text:h>
      <text:p text:style-name="Text_20_body">En un sistema muy grande:</text:p>
      <text:list xml:id="list764965070" text:style-name="L3">
        <text:list-item>
          <text:p text:style-name="P8">coordinar todos los módulos es caro </text:p>
        </text:list-item>
        <text:list-item>
          <text:p text:style-name="P8">la comunicación se vuelve cuello de botella </text:p>
        </text:list-item>
        <text:list-item>
          <text:p text:style-name="P7">la sincronización global es imposible </text:p>
        </text:list-item>
      </text:list>
      <text:p text:style-name="Text_20_body">Esto limita la capacidad de actuar como una unidad coherente.</text:p>
      <text:p text:style-name="Horizontal_20_Line"/>
      <text:h text:style-name="Heading_20_3" text:outline-level="3">2.3. Fragilidad estructural</text:h>
      <text:p text:style-name="Text_20_body">Más componentes → más puntos de fallo.</text:p>
      <text:p text:style-name="Text_20_body">Esto limita:</text:p>
      <text:list xml:id="list1645307353" text:style-name="L4">
        <text:list-item>
          <text:p text:style-name="P10">la fiabilidad </text:p>
        </text:list-item>
        <text:list-item>
          <text:p text:style-name="P10">la longevidad </text:p>
        </text:list-item>
        <text:list-item>
          <text:p text:style-name="P9">la tolerancia a perturbaciones </text:p>
        </text:list-item>
      </text:list>
      <text:p text:style-name="Horizontal_20_Line"/>
      <text:h text:style-name="Heading_20_3" text:outline-level="3">2.4. Complejidad de gestión</text:h>
      <text:p text:style-name="Text_20_body">Un sistema muy grande requiere:</text:p>
      <text:list xml:id="list1673140757" text:style-name="L5">
        <text:list-item>
          <text:p text:style-name="P12">más reglas </text:p>
        </text:list-item>
        <text:list-item>
          <text:p text:style-name="P12">más excepciones </text:p>
        </text:list-item>
        <text:list-item>
          <text:p text:style-name="P12">más mecanismos de control </text:p>
        </text:list-item>
        <text:list-item>
          <text:p text:style-name="P11">más capas de organización </text:p>
        </text:list-item>
      </text:list>
      <text:p text:style-name="Text_20_body">Esto limita la simplicidad y la eficiencia.</text:p>
      <text:p text:style-name="Horizontal_20_Line"/>
      <text:h text:style-name="Heading_20_3" text:outline-level="3">2.5. Escalabilidad del razonamiento</text:h>
      <text:p text:style-name="Text_20_body">A medida que el sistema crece:</text:p>
      <text:list xml:id="list151689109" text:style-name="L6">
        <text:list-item>
          <text:p text:style-name="P14">el número de interacciones posibles crece cuadráticamente o peor </text:p>
        </text:list-item>
        <text:list-item>
          <text:p text:style-name="P14">el coste de mantener coherencia crece exponencialmente </text:p>
        </text:list-item>
        <text:list-item>
          <text:p text:style-name="P13">el sistema se vuelve ingobernable </text:p>
        </text:list-item>
      </text:list>
      <text:p text:style-name="Text_20_body">Esto limita el tamaño máximo útil.</text:p>
      <text:p text:style-name="Horizontal_20_Line"/>
      <text:h text:style-name="Heading_20_2" text:outline-level="2"><text:soft-page-break/>3. Qué arquitectura minimiza el impacto del límite de tamaño</text:h>
      <text:p text:style-name="Text_20_body">Aquí viene la parte clave:<text:line-break/><text:span text:style-name="Strong_20_Emphasis">si un sistema no puede crecer sin límite, ¿cómo debe organizarse para seguir siendo inteligente al aumentar de escala?</text:span></text:p>
      <text:p text:style-name="Text_20_body">La arquitectura óptima tiene varias propiedades.</text:p>
      <text:p text:style-name="Horizontal_20_Line"/>
      <text:h text:style-name="Heading_20_3" text:outline-level="3">3.1. Modularidad estricta</text:h>
      <text:p text:style-name="Text_20_body">Un sistema grande debe estar compuesto por <text:span text:style-name="Strong_20_Emphasis">módulos relativamente pequeños</text:span>, cada uno con:</text:p>
      <text:list xml:id="list1914482957" text:style-name="L7">
        <text:list-item>
          <text:p text:style-name="P16">funciones claras </text:p>
        </text:list-item>
        <text:list-item>
          <text:p text:style-name="P16">límites definidos </text:p>
        </text:list-item>
        <text:list-item>
          <text:p text:style-name="P16">independencia relativa </text:p>
        </text:list-item>
        <text:list-item>
          <text:p text:style-name="P15">interfaces simples </text:p>
        </text:list-item>
      </text:list>
      <text:p text:style-name="Text_20_body">Esto evita que el tamaño global afecte a la operación local.</text:p>
      <text:p text:style-name="Horizontal_20_Line"/>
      <text:h text:style-name="Heading_20_3" text:outline-level="3">3.2. Jerarquía</text:h>
      <text:p text:style-name="Text_20_body">La arquitectura óptima no es plana.<text:line-break/>Es jerárquica:</text:p>
      <text:list xml:id="list2931478030" text:style-name="L8">
        <text:list-item>
          <text:p text:style-name="P18">módulos pequeños </text:p>
        </text:list-item>
        <text:list-item>
          <text:p text:style-name="P18">agrupados en módulos mayores </text:p>
        </text:list-item>
        <text:list-item>
          <text:p text:style-name="P18">que a su vez forman niveles superiores </text:p>
        </text:list-item>
        <text:list-item>
          <text:p text:style-name="P17">y así sucesivamente </text:p>
        </text:list-item>
      </text:list>
      <text:p text:style-name="Text_20_body">Esto permite escalar sin perder control.</text:p>
      <text:p text:style-name="Horizontal_20_Line"/>
      <text:h text:style-name="Heading_20_3" text:outline-level="3">3.3. Comunicación local</text:h>
      <text:p text:style-name="Text_20_body">Para evitar que el tamaño destruya la eficiencia:</text:p>
      <text:p text:style-name="Quotations">La mayoría de las interacciones deben ser locales,<text:line-break/>no globales.</text:p>
      <text:p text:style-name="Text_20_body">Esto reduce:</text:p>
      <text:list xml:id="list3067722602" text:style-name="L9">
        <text:list-item>
          <text:p text:style-name="P20">latencia </text:p>
        </text:list-item>
        <text:list-item>
          <text:p text:style-name="P20">carga de comunicación </text:p>
        </text:list-item>
        <text:list-item>
          <text:p text:style-name="P20">fragilidad </text:p>
        </text:list-item>
        <text:list-item>
          <text:p text:style-name="P19">complejidad </text:p>
        </text:list-item>
      </text:list>
      <text:p text:style-name="Horizontal_20_Line"/>
      <text:h text:style-name="Heading_20_3" text:outline-level="3"><text:soft-page-break/>3.4. Conectividad “small-world”</text:h>
      <text:p text:style-name="Text_20_body">La arquitectura óptima combina:</text:p>
      <text:list xml:id="list3755494848" text:style-name="L10">
        <text:list-item>
          <text:p text:style-name="P22"><text:span text:style-name="Strong_20_Emphasis">muchas conexiones cortas</text:span> (locales) </text:p>
        </text:list-item>
        <text:list-item>
          <text:p text:style-name="P21"><text:span text:style-name="Strong_20_Emphasis">pocas conexiones largas</text:span> (estratégicas) </text:p>
        </text:list-item>
      </text:list>
      <text:p text:style-name="Text_20_body">Esto minimiza la distancia media entre nodos sin saturar el sistema.</text:p>
      <text:p text:style-name="Horizontal_20_Line"/>
      <text:h text:style-name="Heading_20_3" text:outline-level="3">3.5. Control distribuido</text:h>
      <text:p text:style-name="Text_20_body">Un sistema grande no puede depender de un controlador central.</text:p>
      <text:p text:style-name="Text_20_body">Arquitectura óptima:</text:p>
      <text:list xml:id="list682852630" text:style-name="L11">
        <text:list-item>
          <text:p text:style-name="P24">decisiones locales </text:p>
        </text:list-item>
        <text:list-item>
          <text:p text:style-name="P24">coordinación regional </text:p>
        </text:list-item>
        <text:list-item>
          <text:p text:style-name="P24">supervisión global mínima </text:p>
        </text:list-item>
        <text:list-item>
          <text:p text:style-name="P23">sin puntos únicos de fallo </text:p>
        </text:list-item>
      </text:list>
      <text:p text:style-name="Horizontal_20_Line"/>
      <text:h text:style-name="Heading_20_3" text:outline-level="3">3.6. Replicación estructural</text:h>
      <text:p text:style-name="Text_20_body">En lugar de crecer como un bloque monolítico:</text:p>
      <text:list xml:id="list3760669996" text:style-name="L12">
        <text:list-item>
          <text:p text:style-name="P26">el sistema se expande replicando módulos </text:p>
        </text:list-item>
        <text:list-item>
          <text:p text:style-name="P26">cada módulo mantiene su tamaño óptimo </text:p>
        </text:list-item>
        <text:list-item>
          <text:p text:style-name="P25">el crecimiento es fractal, no lineal </text:p>
        </text:list-item>
      </text:list>
      <text:p text:style-name="Text_20_body">Esto evita que el tamaño afecte a la eficiencia local.</text:p>
      <text:p text:style-name="Horizontal_20_Line"/>
      <text:h text:style-name="Heading_20_3" text:outline-level="3">3.7. Límites internos de tamaño</text:h>
      <text:p text:style-name="Text_20_body">La arquitectura óptima reconoce que:</text:p>
      <text:p text:style-name="Quotations">cada módulo tiene un tamaño máximo útil.</text:p>
      <text:p text:style-name="Text_20_body">Más allá de ese tamaño:</text:p>
      <text:list xml:id="list218846686" text:style-name="L13">
        <text:list-item>
          <text:p text:style-name="P28">la latencia interna crece </text:p>
        </text:list-item>
        <text:list-item>
          <text:p text:style-name="P28">la coordinación se degrada </text:p>
        </text:list-item>
        <text:list-item>
          <text:p text:style-name="P27">la eficiencia cae </text:p>
        </text:list-item>
      </text:list>
      <text:p text:style-name="Text_20_body">Por tanto, el sistema crece <text:span text:style-name="Strong_20_Emphasis">añadiendo módulos</text:span>, no ampliando módulos existentes.</text:p>
      <text:p text:style-name="Horizontal_20_Line"/>
      <text:h text:style-name="Heading_20_2" text:outline-level="2"><text:soft-page-break/>4. Resumen lógico del punto</text:h>
      <text:p text:style-name="Text_20_body">Podemos condensarlo así:</text:p>
      <text:p text:style-name="Quotations">Dado que el tamaño afecta a la latencia, la coordinación, la estabilidad y la fiabilidad,<text:line-break/>la arquitectura que minimiza el impacto del límite de tamaño es aquella que:</text:p>
      <text:list xml:id="list1018275782" text:style-name="L14">
        <text:list-item>
          <text:p text:style-name="P2">es modular y jerárquica </text:p>
        </text:list-item>
        <text:list-item>
          <text:p text:style-name="P2">usa comunicación principalmente local </text:p>
        </text:list-item>
        <text:list-item>
          <text:p text:style-name="P2">adopta conectividad tipo “small-world” </text:p>
        </text:list-item>
        <text:list-item>
          <text:p text:style-name="P2">distribuye el control </text:p>
        </text:list-item>
        <text:list-item>
          <text:p text:style-name="P2">crece replicando módulos, no ampliándolos </text:p>
        </text:list-item>
        <text:list-item>
          <text:p text:style-name="P1">mantiene cada módulo dentro de un tamaño óptimo </text:p>
        </text:list-item>
      </text:list>
      <text:p text:style-name="Text_20_body">Esto es pura teoría de sistemas bajo restricciones físicas.<text:line-break/>Más adelante, la revelación será que <text:span text:style-name="Strong_20_Emphasis">la vida coincide exactamente con esta arquitectura</text:span>, pero por ahora seguimos en lógica pura.</text:p>
      <text:p text:style-name="Horizontal_20_Line"/>
      <text:p text:style-name="Text_20_body">¿Continuamos con el siguiente límite (tiempo, termodinámica, causalidad, precisión, recursos materiales), o quieres revisar la coherencia de los siete puntos antes de avanzar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8:53:31.434000000</meta:creation-date>
    <dc:date>2026-04-03T18:54:14.675000000</dc:date>
    <meta:editing-duration>PT43S</meta:editing-duration>
    <meta:editing-cycles>1</meta:editing-cycles>
    <meta:document-statistic meta:table-count="0" meta:image-count="0" meta:object-count="0" meta:page-count="5" meta:paragraph-count="108" meta:word-count="784" meta:character-count="4861" meta:non-whitespace-character-count="4183"/>
    <meta:generator>LibreOffice/7.3.5.2$Windows_X86_64 LibreOffice_project/184fe81b8c8c30d8b5082578aee2fed2ea847c01</meta:generator>
  </office:meta>
</office:document-meta>
</file>